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040f0" officeooo:paragraph-rsid="001040f0"/>
    </style:style>
    <style:style style:name="P2" style:family="paragraph" style:parent-style-name="Text_20_body">
      <style:text-properties officeooo:rsid="001319f8" officeooo:paragraph-rsid="001319f8"/>
    </style:style>
    <style:style style:name="P3" style:family="paragraph" style:parent-style-name="Text_20_body">
      <style:text-properties style:text-underline-style="solid" style:text-underline-width="auto" style:text-underline-color="font-color" officeooo:rsid="00148289" officeooo:paragraph-rsid="00148289"/>
    </style:style>
    <style:style style:name="P4" style:family="paragraph" style:parent-style-name="Text_20_body">
      <style:text-properties style:text-underline-style="solid" style:text-underline-width="auto" style:text-underline-color="font-color" officeooo:rsid="002eba50" officeooo:paragraph-rsid="002eba50"/>
    </style:style>
    <style:style style:name="P5" style:family="paragraph" style:parent-style-name="Text_20_body">
      <style:text-properties style:text-underline-style="solid" style:text-underline-width="auto" style:text-underline-color="font-color" officeooo:rsid="003495d5" officeooo:paragraph-rsid="003495d5"/>
    </style:style>
    <style:style style:name="P6" style:family="paragraph" style:parent-style-name="Text_20_body">
      <style:text-properties style:text-underline-style="solid" style:text-underline-width="auto" style:text-underline-color="font-color" officeooo:rsid="0040b036" officeooo:paragraph-rsid="0040b036"/>
    </style:style>
    <style:style style:name="P7" style:family="paragraph" style:parent-style-name="Text_20_body">
      <style:text-properties style:text-underline-style="none" officeooo:rsid="00177b62" officeooo:paragraph-rsid="00177b62"/>
    </style:style>
    <style:style style:name="P8" style:family="paragraph" style:parent-style-name="Text_20_body">
      <style:text-properties style:text-underline-style="none" officeooo:rsid="001921c0" officeooo:paragraph-rsid="001921c0"/>
    </style:style>
    <style:style style:name="P9" style:family="paragraph" style:parent-style-name="Text_20_body">
      <style:text-properties style:text-underline-style="none" officeooo:rsid="001a3971" officeooo:paragraph-rsid="001a3971"/>
    </style:style>
    <style:style style:name="P10" style:family="paragraph" style:parent-style-name="Text_20_body">
      <style:text-properties style:text-underline-style="none" officeooo:rsid="001c3383" officeooo:paragraph-rsid="001c3383"/>
    </style:style>
    <style:style style:name="P11" style:family="paragraph" style:parent-style-name="Text_20_body">
      <style:text-properties style:text-underline-style="none" officeooo:rsid="001d92bf" officeooo:paragraph-rsid="001d92bf"/>
    </style:style>
    <style:style style:name="P12" style:family="paragraph" style:parent-style-name="Text_20_body">
      <style:text-properties style:text-underline-style="none" officeooo:rsid="001f607f" officeooo:paragraph-rsid="001f607f"/>
    </style:style>
    <style:style style:name="P13" style:family="paragraph" style:parent-style-name="Text_20_body">
      <style:text-properties style:text-underline-style="none" officeooo:rsid="002004f2" officeooo:paragraph-rsid="002004f2"/>
    </style:style>
    <style:style style:name="P14" style:family="paragraph" style:parent-style-name="Text_20_body">
      <style:text-properties style:text-underline-style="none" officeooo:rsid="00242704" officeooo:paragraph-rsid="00242704"/>
    </style:style>
    <style:style style:name="P15" style:family="paragraph" style:parent-style-name="Text_20_body">
      <style:text-properties style:text-underline-style="none" officeooo:rsid="002a534a" officeooo:paragraph-rsid="002a534a"/>
    </style:style>
    <style:style style:name="P16" style:family="paragraph" style:parent-style-name="Text_20_body">
      <style:text-properties style:text-underline-style="none" officeooo:rsid="002ac609" officeooo:paragraph-rsid="002ac609"/>
    </style:style>
    <style:style style:name="P17" style:family="paragraph" style:parent-style-name="Text_20_body">
      <style:text-properties style:text-underline-style="none" officeooo:rsid="003072d5" officeooo:paragraph-rsid="003072d5"/>
    </style:style>
    <style:style style:name="P18" style:family="paragraph" style:parent-style-name="Text_20_body">
      <style:text-properties style:text-underline-style="none" officeooo:rsid="0035c4a2" officeooo:paragraph-rsid="0035c4a2"/>
    </style:style>
    <style:style style:name="P19" style:family="paragraph" style:parent-style-name="Text_20_body">
      <style:text-properties style:text-underline-style="none" officeooo:rsid="003b2f18" officeooo:paragraph-rsid="003b2f18"/>
    </style:style>
    <style:style style:name="P20" style:family="paragraph" style:parent-style-name="Text_20_body">
      <style:text-properties style:text-underline-style="none" officeooo:rsid="003ed446" officeooo:paragraph-rsid="003ed446"/>
    </style:style>
    <style:style style:name="P21" style:family="paragraph" style:parent-style-name="Text_20_body">
      <style:text-properties style:text-underline-style="none" officeooo:rsid="0041b441" officeooo:paragraph-rsid="0041b441"/>
    </style:style>
    <style:style style:name="P22" style:family="paragraph" style:parent-style-name="Text_20_body">
      <style:text-properties style:text-underline-style="none" officeooo:rsid="00444930" officeooo:paragraph-rsid="00444930"/>
    </style:style>
    <style:style style:name="P23" style:family="paragraph" style:parent-style-name="Title">
      <style:text-properties officeooo:rsid="001040f0" officeooo:paragraph-rsid="001040f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0ad6" style:font-style-asian="italic" style:font-style-complex="italic"/>
    </style:style>
    <style:style style:name="T3" style:family="text">
      <style:text-properties fo:font-style="italic" officeooo:rsid="001fbe14" style:font-style-asian="italic" style:font-style-complex="italic"/>
    </style:style>
    <style:style style:name="T4" style:family="text">
      <style:text-properties fo:font-style="italic" officeooo:rsid="0025613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be14" style:font-style-asian="normal" style:font-style-complex="normal"/>
    </style:style>
    <style:style style:name="T7" style:family="text">
      <style:text-properties fo:font-style="normal" officeooo:rsid="00230ad6" style:font-style-asian="normal" style:font-style-complex="normal"/>
    </style:style>
    <style:style style:name="T8" style:family="text">
      <style:text-properties fo:font-style="normal" officeooo:rsid="00244b05" style:font-style-asian="normal" style:font-style-complex="normal"/>
    </style:style>
    <style:style style:name="T9" style:family="text">
      <style:text-properties fo:font-style="normal" officeooo:rsid="0025613f" style:font-style-asian="normal" style:font-style-complex="normal"/>
    </style:style>
    <style:style style:name="T10" style:family="text">
      <style:text-properties fo:font-style="normal" officeooo:rsid="002684c2" style:font-style-asian="normal" style:font-style-complex="normal"/>
    </style:style>
    <style:style style:name="T11" style:family="text">
      <style:text-properties fo:font-style="normal" officeooo:rsid="0026e9d8" style:font-style-asian="normal" style:font-style-complex="normal"/>
    </style:style>
    <style:style style:name="T12" style:family="text">
      <style:text-properties fo:font-style="normal" officeooo:rsid="00285bb6" style:font-style-asian="normal" style:font-style-complex="normal"/>
    </style:style>
    <style:style style:name="T13" style:family="text">
      <style:text-properties fo:font-style="normal" officeooo:rsid="0028ec06" style:font-style-asian="normal" style:font-style-complex="normal"/>
    </style:style>
    <style:style style:name="T14" style:family="text">
      <style:text-properties fo:font-style="normal" officeooo:rsid="002b8fc5" style:font-style-asian="normal" style:font-style-complex="normal"/>
    </style:style>
    <style:style style:name="T15" style:family="text">
      <style:text-properties fo:font-style="normal" officeooo:rsid="002bf357" style:font-style-asian="normal" style:font-style-complex="normal"/>
    </style:style>
    <style:style style:name="T16" style:family="text">
      <style:text-properties fo:font-style="normal" officeooo:rsid="002d46e1" style:font-style-asian="normal" style:font-style-complex="normal"/>
    </style:style>
    <style:style style:name="T17" style:family="text">
      <style:text-properties fo:font-style="normal" officeooo:rsid="0031f250" style:font-style-asian="normal" style:font-style-complex="normal"/>
    </style:style>
    <style:style style:name="T18" style:family="text">
      <style:text-properties fo:font-style="normal" officeooo:rsid="0033f15e" style:font-style-asian="normal" style:font-style-complex="normal"/>
    </style:style>
    <style:style style:name="T19" style:family="text">
      <style:text-properties fo:font-style="normal" officeooo:rsid="003627a8" style:font-style-asian="normal" style:font-style-complex="normal"/>
    </style:style>
    <style:style style:name="T20" style:family="text">
      <style:text-properties fo:font-style="normal" officeooo:rsid="0037a998" style:font-style-asian="normal" style:font-style-complex="normal"/>
    </style:style>
    <style:style style:name="T21" style:family="text">
      <style:text-properties fo:font-style="normal" officeooo:rsid="0039348e" style:font-style-asian="normal" style:font-style-complex="normal"/>
    </style:style>
    <style:style style:name="T22" style:family="text">
      <style:text-properties fo:font-style="normal" officeooo:rsid="003b6aff" style:font-style-asian="normal" style:font-style-complex="normal"/>
    </style:style>
    <style:style style:name="T23" style:family="text">
      <style:text-properties fo:font-style="normal" officeooo:rsid="003bbc63" style:font-style-asian="normal" style:font-style-complex="normal"/>
    </style:style>
    <style:style style:name="T24" style:family="text">
      <style:text-properties fo:font-style="normal" officeooo:rsid="003d6461" style:font-style-asian="normal" style:font-style-complex="normal"/>
    </style:style>
    <style:style style:name="T25" style:family="text">
      <style:text-properties fo:font-style="normal" officeooo:rsid="003ed446" style:font-style-asian="normal" style:font-style-complex="normal"/>
    </style:style>
    <style:style style:name="T26" style:family="text">
      <style:text-properties fo:font-style="normal" officeooo:rsid="003f2384" style:font-style-asian="normal" style:font-style-complex="normal"/>
    </style:style>
    <style:style style:name="T27" style:family="text">
      <style:text-properties fo:font-style="normal" officeooo:rsid="0041fd5c" style:font-style-asian="normal" style:font-style-complex="normal"/>
    </style:style>
    <style:style style:name="T28" style:family="text">
      <style:text-properties fo:font-style="normal" officeooo:rsid="0042571a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oncurrency</text:p>
      <text:p text:style-name="P1">Lock-based Concurrent Data Structures</text:p>
      <text:p text:style-name="P2">Adding locks to a data structure to make it usable by threads makes the structure <text:span text:style-name="T1">thread safe</text:span><text:span text:style-name="T5">.</text:span></text:p>
      <text:p text:style-name="P3"><text:span text:style-name="T5">Crux: How To Add Locks To Data Structures</text:span></text:p>
      <text:p text:style-name="P7"><text:span text:style-name="T5">Introducton to the thinking required. </text:span></text:p>
      <text:p text:style-name="P13"><text:span text:style-name="T5">Ideally we want multiple threads to complete just as quickly on multiple processors as the single thread does on one. </text:span><text:span text:style-name="T7">Achieving this end is called </text:span><text:span text:style-name="T2">perfect scaling</text:span><text:span text:style-name="T7">. </text:span></text:p>
      <text:p text:style-name="P4"><text:span text:style-name="T7">T</text:span><text:span text:style-name="T5">ip: More Concurrency Isn’t Necessarily Faster</text:span></text:p>
      <text:p text:style-name="P17"><text:span text:style-name="T5">If the scheme you design adds a lot of overhead, the fa</text:span><text:span text:style-name="T17">c</text:span><text:span text:style-name="T5">t that is more concurrent may not be important. </text:span><text:span text:style-name="T17">Simple schemes tend to work well, especially is the use costly operations rarely. </text:span><text:span text:style-name="T18">A good idea may be to build both alternatives: simple but less concurrent and complex but more concurrent and measure how they do. </text:span></text:p>
      <text:p text:style-name="P5"><text:span text:style-name="T18">T</text:span><text:span text:style-name="T5">ip: Be Wary Of Locks And Control Flow</text:span></text:p>
      <text:p text:style-name="P18"><text:span text:style-name="T5">Be wary of control flow changes that lead to function returns, exists, or other similar error conditions that halt the execution of a function. </text:span><text:span text:style-name="T19">When an error occur, the code must undo all of the state before returning </text:span><text:span text:style-name="T20">which is error-prone. </text:span><text:span text:style-name="T21">Structure code to minimize this pattern!</text:span></text:p>
      <text:p text:style-name="P8"><text:span text:style-name="T5">29.1 Concurrent Counters</text:span></text:p>
      <text:p text:style-name="P12"><text:span text:style-name="T5">Example Firgure 29.2 a non-synchronized counter </text:span><text:span text:style-name="T6">data structure. </text:span></text:p>
      <text:p text:style-name="P14"><text:span text:style-name="T3">S</text:span><text:span text:style-name="T1">calable counting</text:span><text:span text:style-name="T5"> is an established research field. </text:span><text:span text:style-name="T8">Without scalable counting, some workloads on Linux suffer from serious scalability problems on multicore machines. </text:span><text:span text:style-name="T9">One scalable counting approach is called </text:span><text:span text:style-name="T4">approximate counter</text:span><text:span text:style-name="T9">. </text:span><text:span text:style-name="T10">In this approach one single logical counter is represented by numerous local physical counters, one per CPU core as well as a single global counter. </text:span><text:span text:style-name="T11">With a machine with 4 CPUs, there are 4 local counter and 1 global one. </text:span><text:span text:style-name="T12">To keep the global counter up to date, the local counters are periodically transferred to the global counter by acquiring the global lock. </text:span><text:span text:style-name="T13">The local counters are thus scalable and implements their own locks. </text:span></text:p>
      <text:p text:style-name="P9"><text:span text:style-name="T5">29.2 Concurrent Linked Lists</text:span></text:p>
      <text:p text:style-name="P15"><text:span text:style-name="T16">More complex data structure. </text:span><text:span text:style-name="T5">See example on p.343 </text:span><text:span text:style-name="T16">(insert only). </text:span></text:p>
      <text:p text:style-name="P16"><text:span text:style-name="T5">A technique to enable more concurrency within a list is something called hand-over-hand locking (a.k.a. lock coulpling). </text:span><text:span text:style-name="T14">Instead of having a single lock for the whole list, you have a lock for each node in the list. </text:span><text:span text:style-name="T15">It may be hard to make such a list faster due to the arge overhead of locking and unlocking in all nodes in a list traversal. </text:span></text:p>
      <text:p text:style-name="P9"><text:span text:style-name="T5">29.3 Concurrent Queues</text:span></text:p>
      <text:p text:style-name="P19"><text:span text:style-name="T5">The standard method to make a concurrent data structure is to add a big lock. </text:span><text:span text:style-name="T22">This approch will be skipped for a queue. </text:span><text:span text:style-name="T23">Instead, 2 locks can be used (1 for the head and 1 for the tail). </text:span><text:span text:style-name="T24">The goal of these locks is to enable concurrency of enqueue and dequeue operations. </text:span><text:span text:style-name="T25">Example Figure 29.9. </text:span></text:p>
      <text:p text:style-name="P10"><text:soft-page-break/><text:span text:style-name="T5">29.4 Concurrent Hash Table</text:span></text:p>
      <text:p text:style-name="P20"><text:span text:style-name="T5">Here, instead of a single big lock, we could have a lock per hash bucket. Enabling many concurrent operations to take place. </text:span><text:span text:style-name="T26">Scaling of concurrent hash tables are extremely good. </text:span></text:p>
      <text:p text:style-name="P11"><text:span text:style-name="T5">29.5 Summary</text:span></text:p>
      <text:p text:style-name="P22"><text:span text:style-name="T5"/></text:p>
      <text:p text:style-name="P6"><text:span text:style-name="T5">Tip Avoid Premature Optimization (Knuth Law)</text:span></text:p>
      <text:p text:style-name="P21"><text:span text:style-name="T5">This law applies on concurrency problems just like any software problem. </text:span><text:span text:style-name="T27">When building a concurrent data structure, start with the most basic approach, which is to add a single big lock to provide a synchronized access. “</text:span><text:span text:style-name="T28">Premature optimization is the rooth of all evil” – Knut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7:30:03.857626220</meta:creation-date>
    <dc:date>2020-12-20T19:02:23.471912026</dc:date>
    <meta:editing-duration>PT1H31M55S</meta:editing-duration>
    <meta:editing-cycles>49</meta:editing-cycles>
    <meta:generator>LibreOffice/6.4.6.2$Linux_X86_64 LibreOffice_project/40$Build-2</meta:generator>
    <meta:document-statistic meta:table-count="0" meta:image-count="0" meta:object-count="0" meta:page-count="2" meta:paragraph-count="23" meta:word-count="516" meta:character-count="3098" meta:non-whitespace-character-count="2595"/>
  </office:meta>
</office:document-meta>
</file>